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733c7" officeooo:paragraph-rsid="001733c7"/>
    </style:style>
    <style:style style:name="P2" style:family="paragraph" style:parent-style-name="Standard">
      <style:text-properties officeooo:rsid="001733c7" officeooo:paragraph-rsid="00189d8c"/>
    </style:style>
    <style:style style:name="P3" style:family="paragraph" style:parent-style-name="Standard">
      <style:text-properties officeooo:rsid="001733c7" officeooo:paragraph-rsid="002397fd"/>
    </style:style>
    <style:style style:name="P4" style:family="paragraph" style:parent-style-name="Standard">
      <style:text-properties officeooo:rsid="001733c7" officeooo:paragraph-rsid="00266510"/>
    </style:style>
    <style:style style:name="P5" style:family="paragraph" style:parent-style-name="Standard">
      <style:text-properties officeooo:rsid="001733c7" officeooo:paragraph-rsid="0028663a"/>
    </style:style>
    <style:style style:name="P6" style:family="paragraph" style:parent-style-name="Standard">
      <style:text-properties officeooo:rsid="00179fd9" officeooo:paragraph-rsid="00179fd9"/>
    </style:style>
    <style:style style:name="P7" style:family="paragraph" style:parent-style-name="Standard">
      <style:text-properties officeooo:rsid="00179fd9" officeooo:paragraph-rsid="00189d8c"/>
    </style:style>
    <style:style style:name="P8" style:family="paragraph" style:parent-style-name="Standard">
      <style:text-properties officeooo:rsid="00179fd9" officeooo:paragraph-rsid="002397fd"/>
    </style:style>
    <style:style style:name="P9" style:family="paragraph" style:parent-style-name="Standard">
      <style:text-properties officeooo:rsid="00179fd9" officeooo:paragraph-rsid="00266510"/>
    </style:style>
    <style:style style:name="P10" style:family="paragraph" style:parent-style-name="Standard">
      <style:text-properties officeooo:rsid="00179fd9" officeooo:paragraph-rsid="0028663a"/>
    </style:style>
    <style:style style:name="P11" style:family="paragraph" style:parent-style-name="Standard">
      <style:text-properties officeooo:rsid="0017a07b" officeooo:paragraph-rsid="0017a07b"/>
    </style:style>
    <style:style style:name="P12" style:family="paragraph" style:parent-style-name="Standard">
      <style:text-properties officeooo:rsid="0017a07b" officeooo:paragraph-rsid="00189d8c"/>
    </style:style>
    <style:style style:name="P13" style:family="paragraph" style:parent-style-name="Standard">
      <style:text-properties officeooo:rsid="0017a07b" officeooo:paragraph-rsid="002273e8"/>
    </style:style>
    <style:style style:name="P14" style:family="paragraph" style:parent-style-name="Standard">
      <style:text-properties officeooo:rsid="0017a07b" officeooo:paragraph-rsid="002397fd"/>
    </style:style>
    <style:style style:name="P15" style:family="paragraph" style:parent-style-name="Standard">
      <style:text-properties officeooo:rsid="0017a07b" officeooo:paragraph-rsid="00266510"/>
    </style:style>
    <style:style style:name="P16" style:family="paragraph" style:parent-style-name="Standard">
      <style:text-properties officeooo:rsid="0017a07b" officeooo:paragraph-rsid="0028663a"/>
    </style:style>
    <style:style style:name="P17" style:family="paragraph" style:parent-style-name="Standard">
      <style:text-properties style:text-underline-style="solid" style:text-underline-width="auto" style:text-underline-color="font-color" officeooo:rsid="001733c7" officeooo:paragraph-rsid="00189d8c"/>
    </style:style>
    <style:style style:name="P18" style:family="paragraph" style:parent-style-name="Standard">
      <style:text-properties style:text-underline-style="solid" style:text-underline-width="auto" style:text-underline-color="font-color" officeooo:rsid="001733c7" officeooo:paragraph-rsid="001d58a4"/>
    </style:style>
    <style:style style:name="P19" style:family="paragraph" style:parent-style-name="Standard">
      <style:text-properties style:text-underline-style="solid" style:text-underline-width="auto" style:text-underline-color="font-color" officeooo:rsid="001733c7" officeooo:paragraph-rsid="002397fd"/>
    </style:style>
    <style:style style:name="P20" style:family="paragraph" style:parent-style-name="Standard">
      <style:text-properties style:text-underline-style="solid" style:text-underline-width="auto" style:text-underline-color="font-color" officeooo:rsid="001733c7" officeooo:paragraph-rsid="00266510"/>
    </style:style>
    <style:style style:name="P21" style:family="paragraph" style:parent-style-name="Standard">
      <style:text-properties style:text-underline-style="solid" style:text-underline-width="auto" style:text-underline-color="font-color" officeooo:rsid="001733c7" officeooo:paragraph-rsid="0026f32c"/>
    </style:style>
    <style:style style:name="P22" style:family="paragraph" style:parent-style-name="Standard">
      <style:text-properties style:text-underline-style="solid" style:text-underline-width="auto" style:text-underline-color="font-color" officeooo:rsid="001733c7" officeooo:paragraph-rsid="0028663a"/>
    </style:style>
    <style:style style:name="P23" style:family="paragraph" style:parent-style-name="Standard">
      <style:text-properties style:text-underline-style="solid" style:text-underline-width="auto" style:text-underline-color="font-color" officeooo:rsid="001b6914" officeooo:paragraph-rsid="001d58a4"/>
    </style:style>
    <style:style style:name="P24" style:family="paragraph" style:parent-style-name="Standard">
      <style:text-properties style:text-underline-style="none" officeooo:rsid="0017a07b" officeooo:paragraph-rsid="00189d8c"/>
    </style:style>
    <style:style style:name="P25" style:family="paragraph" style:parent-style-name="Standard">
      <style:text-properties style:text-underline-style="none" officeooo:rsid="0017a07b" officeooo:paragraph-rsid="002397fd"/>
    </style:style>
    <style:style style:name="P26" style:family="paragraph" style:parent-style-name="Standard">
      <style:text-properties style:text-underline-style="none" officeooo:rsid="0017a07b" officeooo:paragraph-rsid="00266510"/>
    </style:style>
    <style:style style:name="P27" style:family="paragraph" style:parent-style-name="Standard">
      <style:text-properties style:text-underline-style="none" officeooo:rsid="0017a07b" officeooo:paragraph-rsid="0028663a"/>
    </style:style>
    <style:style style:name="P28" style:family="paragraph" style:parent-style-name="Standard">
      <style:text-properties officeooo:rsid="001b6914" officeooo:paragraph-rsid="001b6914"/>
    </style:style>
    <style:style style:name="P29" style:family="paragraph" style:parent-style-name="Standard">
      <style:text-properties officeooo:rsid="001b6914" officeooo:paragraph-rsid="001d58a4"/>
    </style:style>
    <style:style style:name="P30" style:family="paragraph" style:parent-style-name="Standard">
      <style:text-properties officeooo:rsid="001b6914" officeooo:paragraph-rsid="002397fd"/>
    </style:style>
    <style:style style:name="P31" style:family="paragraph" style:parent-style-name="Standard">
      <style:text-properties officeooo:rsid="001b6914" officeooo:paragraph-rsid="00266510"/>
    </style:style>
    <style:style style:name="P32" style:family="paragraph" style:parent-style-name="Standard">
      <style:text-properties officeooo:rsid="001b6914" officeooo:paragraph-rsid="0028663a"/>
    </style:style>
    <style:style style:name="P33" style:family="paragraph" style:parent-style-name="Standard">
      <style:text-properties officeooo:rsid="00216780" officeooo:paragraph-rsid="002273e8"/>
    </style:style>
    <style:style style:name="P34" style:family="paragraph" style:parent-style-name="Standard">
      <style:text-properties officeooo:rsid="00216780" officeooo:paragraph-rsid="002397fd"/>
    </style:style>
    <style:style style:name="P35" style:family="paragraph" style:parent-style-name="Standard">
      <style:text-properties officeooo:rsid="00216780" officeooo:paragraph-rsid="00266510"/>
    </style:style>
    <style:style style:name="P36" style:family="paragraph" style:parent-style-name="Standard">
      <style:text-properties officeooo:rsid="00216780" officeooo:paragraph-rsid="0028663a"/>
    </style:style>
    <style:style style:name="P37" style:family="paragraph" style:parent-style-name="Standard">
      <style:text-properties officeooo:rsid="00216780" officeooo:paragraph-rsid="0031803f"/>
    </style:style>
    <style:style style:name="P38" style:family="paragraph" style:parent-style-name="Standard">
      <style:text-properties officeooo:rsid="00216780" officeooo:paragraph-rsid="003930c2"/>
    </style:style>
    <style:style style:name="P39" style:family="paragraph" style:parent-style-name="Standard">
      <style:text-properties officeooo:rsid="00216780" officeooo:paragraph-rsid="00464b07"/>
    </style:style>
    <style:style style:name="P40" style:family="paragraph" style:parent-style-name="Standard">
      <style:text-properties officeooo:rsid="00216780" officeooo:paragraph-rsid="0050e41d"/>
    </style:style>
    <style:style style:name="P41" style:family="paragraph" style:parent-style-name="Standard">
      <style:text-properties officeooo:rsid="00216780" officeooo:paragraph-rsid="005730be"/>
    </style:style>
    <style:style style:name="P42" style:family="paragraph" style:parent-style-name="Standard">
      <style:text-properties officeooo:rsid="00216780" officeooo:paragraph-rsid="0058cdce"/>
    </style:style>
    <style:style style:name="P43" style:family="paragraph" style:parent-style-name="Standard">
      <style:text-properties officeooo:rsid="00216780" officeooo:paragraph-rsid="005e9f58"/>
    </style:style>
    <style:style style:name="P44" style:family="paragraph" style:parent-style-name="Standard">
      <style:text-properties officeooo:rsid="00216780" officeooo:paragraph-rsid="005ee67d"/>
    </style:style>
    <style:style style:name="P45" style:family="paragraph" style:parent-style-name="Standard">
      <style:text-properties officeooo:rsid="00216780" officeooo:paragraph-rsid="005f71ac"/>
    </style:style>
    <style:style style:name="P46" style:family="paragraph" style:parent-style-name="Standard">
      <style:text-properties officeooo:rsid="00216780" officeooo:paragraph-rsid="00646ac3"/>
    </style:style>
    <style:style style:name="P47" style:family="paragraph" style:parent-style-name="Standard">
      <style:text-properties officeooo:rsid="00216780" officeooo:paragraph-rsid="00646e0b"/>
    </style:style>
    <style:style style:name="P48" style:family="paragraph" style:parent-style-name="Standard">
      <style:text-properties officeooo:rsid="00216780" officeooo:paragraph-rsid="006a1a2a"/>
    </style:style>
    <style:style style:name="P49" style:family="paragraph" style:parent-style-name="Standard">
      <style:text-properties officeooo:rsid="00216780" officeooo:paragraph-rsid="006f7c86"/>
    </style:style>
    <style:style style:name="P50" style:family="paragraph" style:parent-style-name="Standard">
      <style:text-properties officeooo:rsid="0017a07b" officeooo:paragraph-rsid="002397fd"/>
    </style:style>
    <style:style style:name="P51" style:family="paragraph" style:parent-style-name="Standard">
      <style:text-properties officeooo:rsid="0017a07b" officeooo:paragraph-rsid="002e8957"/>
    </style:style>
    <style:style style:name="P52" style:family="paragraph" style:parent-style-name="Standard">
      <style:text-properties officeooo:rsid="0017a07b" officeooo:paragraph-rsid="0031731b"/>
    </style:style>
    <style:style style:name="P53" style:family="paragraph" style:parent-style-name="Standard">
      <style:text-properties officeooo:rsid="0017a07b" officeooo:paragraph-rsid="00372993"/>
    </style:style>
    <style:style style:name="P54" style:family="paragraph" style:parent-style-name="Standard">
      <style:text-properties officeooo:rsid="0017a07b" officeooo:paragraph-rsid="003887e4"/>
    </style:style>
    <style:style style:name="P55" style:family="paragraph" style:parent-style-name="Standard">
      <style:text-properties officeooo:rsid="0017a07b" officeooo:paragraph-rsid="003930c2"/>
    </style:style>
    <style:style style:name="P56" style:family="paragraph" style:parent-style-name="Standard">
      <style:text-properties officeooo:rsid="0017a07b" officeooo:paragraph-rsid="0041a928"/>
    </style:style>
    <style:style style:name="P57" style:family="paragraph" style:parent-style-name="Standard">
      <style:text-properties officeooo:rsid="0017a07b" officeooo:paragraph-rsid="0045d617"/>
    </style:style>
    <style:style style:name="P58" style:family="paragraph" style:parent-style-name="Standard">
      <style:text-properties officeooo:rsid="0017a07b" officeooo:paragraph-rsid="004f5395"/>
    </style:style>
    <style:style style:name="P59" style:family="paragraph" style:parent-style-name="Standard">
      <style:text-properties officeooo:rsid="0017a07b" officeooo:paragraph-rsid="00537e22"/>
    </style:style>
    <style:style style:name="P60" style:family="paragraph" style:parent-style-name="Standard">
      <style:text-properties officeooo:rsid="0017a07b" officeooo:paragraph-rsid="0054895e"/>
    </style:style>
    <style:style style:name="P61" style:family="paragraph" style:parent-style-name="Standard">
      <style:text-properties officeooo:rsid="0017a07b" officeooo:paragraph-rsid="0058cdce"/>
    </style:style>
    <style:style style:name="P62" style:family="paragraph" style:parent-style-name="Standard">
      <style:text-properties officeooo:rsid="0017a07b" officeooo:paragraph-rsid="005e9f58"/>
    </style:style>
    <style:style style:name="P63" style:family="paragraph" style:parent-style-name="Standard">
      <style:text-properties officeooo:rsid="0017a07b" officeooo:paragraph-rsid="0063e8c5"/>
    </style:style>
    <style:style style:name="P64" style:family="paragraph" style:parent-style-name="Standard">
      <style:text-properties officeooo:rsid="0017a07b" officeooo:paragraph-rsid="0068fdde"/>
    </style:style>
    <style:style style:name="P65" style:family="paragraph" style:parent-style-name="Standard">
      <style:text-properties officeooo:rsid="0017a07b" officeooo:paragraph-rsid="006b92d4"/>
    </style:style>
    <style:style style:name="P66" style:family="paragraph" style:parent-style-name="Standard">
      <style:text-properties officeooo:rsid="001733c7" officeooo:paragraph-rsid="00266510"/>
    </style:style>
    <style:style style:name="P67" style:family="paragraph" style:parent-style-name="Standard">
      <style:text-properties officeooo:rsid="001733c7" officeooo:paragraph-rsid="003043fe"/>
    </style:style>
    <style:style style:name="P68" style:family="paragraph" style:parent-style-name="Standard">
      <style:text-properties officeooo:rsid="001733c7" officeooo:paragraph-rsid="0030761c"/>
    </style:style>
    <style:style style:name="P69" style:family="paragraph" style:parent-style-name="Standard">
      <style:text-properties officeooo:rsid="001733c7" officeooo:paragraph-rsid="0031803f"/>
    </style:style>
    <style:style style:name="P70" style:family="paragraph" style:parent-style-name="Standard">
      <style:text-properties officeooo:rsid="001733c7" officeooo:paragraph-rsid="00345656"/>
    </style:style>
    <style:style style:name="P71" style:family="paragraph" style:parent-style-name="Standard">
      <style:text-properties officeooo:rsid="001733c7" officeooo:paragraph-rsid="003930c2"/>
    </style:style>
    <style:style style:name="P72" style:family="paragraph" style:parent-style-name="Standard">
      <style:text-properties officeooo:rsid="001733c7" officeooo:paragraph-rsid="004160fb"/>
    </style:style>
    <style:style style:name="P73" style:family="paragraph" style:parent-style-name="Standard">
      <style:text-properties officeooo:rsid="001733c7" officeooo:paragraph-rsid="0043e8dd"/>
    </style:style>
    <style:style style:name="P74" style:family="paragraph" style:parent-style-name="Standard">
      <style:text-properties officeooo:rsid="001733c7" officeooo:paragraph-rsid="004be72e"/>
    </style:style>
    <style:style style:name="P75" style:family="paragraph" style:parent-style-name="Standard">
      <style:text-properties officeooo:rsid="001733c7" officeooo:paragraph-rsid="005150a4"/>
    </style:style>
    <style:style style:name="P76" style:family="paragraph" style:parent-style-name="Standard">
      <style:text-properties officeooo:rsid="001733c7" officeooo:paragraph-rsid="0028663a"/>
    </style:style>
    <style:style style:name="P77" style:family="paragraph" style:parent-style-name="Standard">
      <style:text-properties officeooo:rsid="001733c7" officeooo:paragraph-rsid="0058cdce"/>
    </style:style>
    <style:style style:name="P78" style:family="paragraph" style:parent-style-name="Standard">
      <style:text-properties officeooo:rsid="001733c7" officeooo:paragraph-rsid="005e2cf3"/>
    </style:style>
    <style:style style:name="P79" style:family="paragraph" style:parent-style-name="Standard">
      <style:text-properties officeooo:rsid="001733c7" officeooo:paragraph-rsid="0060700c"/>
    </style:style>
    <style:style style:name="P80" style:family="paragraph" style:parent-style-name="Standard">
      <style:text-properties officeooo:rsid="001733c7" officeooo:paragraph-rsid="0067156d"/>
    </style:style>
    <style:style style:name="P81" style:family="paragraph" style:parent-style-name="Standard">
      <style:text-properties officeooo:rsid="001733c7" officeooo:paragraph-rsid="006cc566"/>
    </style:style>
    <style:style style:name="P82" style:family="paragraph" style:parent-style-name="Standard">
      <style:text-properties officeooo:rsid="001b6914" officeooo:paragraph-rsid="0030761c"/>
    </style:style>
    <style:style style:name="P83" style:family="paragraph" style:parent-style-name="Standard">
      <style:text-properties officeooo:rsid="001b6914" officeooo:paragraph-rsid="00345656"/>
    </style:style>
    <style:style style:name="P84" style:family="paragraph" style:parent-style-name="Standard">
      <style:text-properties officeooo:rsid="001b6914" officeooo:paragraph-rsid="004160fb"/>
    </style:style>
    <style:style style:name="P85" style:family="paragraph" style:parent-style-name="Standard">
      <style:text-properties officeooo:rsid="001b6914" officeooo:paragraph-rsid="0043e8dd"/>
    </style:style>
    <style:style style:name="P86" style:family="paragraph" style:parent-style-name="Standard">
      <style:text-properties officeooo:rsid="001b6914" officeooo:paragraph-rsid="004be72e"/>
    </style:style>
    <style:style style:name="P87" style:family="paragraph" style:parent-style-name="Standard">
      <style:text-properties officeooo:rsid="001b6914" officeooo:paragraph-rsid="005150a4"/>
    </style:style>
    <style:style style:name="P88" style:family="paragraph" style:parent-style-name="Standard">
      <style:text-properties officeooo:rsid="001b6914" officeooo:paragraph-rsid="0058cdce"/>
    </style:style>
    <style:style style:name="P89" style:family="paragraph" style:parent-style-name="Standard">
      <style:text-properties officeooo:rsid="001b6914" officeooo:paragraph-rsid="005e2cf3"/>
    </style:style>
    <style:style style:name="P90" style:family="paragraph" style:parent-style-name="Standard">
      <style:text-properties officeooo:rsid="001b6914" officeooo:paragraph-rsid="0060700c"/>
    </style:style>
    <style:style style:name="P91" style:family="paragraph" style:parent-style-name="Standard">
      <style:text-properties officeooo:rsid="001b6914" officeooo:paragraph-rsid="0067156d"/>
    </style:style>
    <style:style style:name="P92" style:family="paragraph" style:parent-style-name="Standard">
      <style:text-properties officeooo:rsid="001b6914" officeooo:paragraph-rsid="006cc566"/>
    </style:style>
    <style:style style:name="P93" style:family="paragraph" style:parent-style-name="Standard">
      <style:text-properties officeooo:rsid="00179fd9" officeooo:paragraph-rsid="0035bd07"/>
    </style:style>
    <style:style style:name="P94" style:family="paragraph" style:parent-style-name="Standard">
      <style:text-properties officeooo:rsid="00179fd9" officeooo:paragraph-rsid="0044bf34"/>
    </style:style>
    <style:style style:name="P95" style:family="paragraph" style:parent-style-name="Standard">
      <style:text-properties officeooo:rsid="00179fd9" officeooo:paragraph-rsid="00528218"/>
    </style:style>
    <style:style style:name="P96" style:family="paragraph" style:parent-style-name="Standard">
      <style:text-properties officeooo:rsid="00179fd9" officeooo:paragraph-rsid="0058cdce"/>
    </style:style>
    <style:style style:name="P97" style:family="paragraph" style:parent-style-name="Standard">
      <style:text-properties officeooo:rsid="00179fd9" officeooo:paragraph-rsid="005e2cf3"/>
    </style:style>
    <style:style style:name="P98" style:family="paragraph" style:parent-style-name="Standard">
      <style:text-properties officeooo:rsid="00179fd9" officeooo:paragraph-rsid="006248dd"/>
    </style:style>
    <style:style style:name="P99" style:family="paragraph" style:parent-style-name="Standard">
      <style:text-properties officeooo:rsid="00179fd9" officeooo:paragraph-rsid="0068fdde"/>
    </style:style>
    <style:style style:name="P100" style:family="paragraph" style:parent-style-name="Standard">
      <style:text-properties officeooo:rsid="00179fd9" officeooo:paragraph-rsid="006e86ce"/>
    </style:style>
    <style:style style:name="P101" style:family="paragraph" style:parent-style-name="Standard">
      <style:text-properties style:text-underline-style="solid" style:text-underline-width="auto" style:text-underline-color="font-color" officeooo:rsid="001733c7" officeooo:paragraph-rsid="00266510" fo:background-color="transparent"/>
    </style:style>
    <style:style style:name="P102" style:family="paragraph" style:parent-style-name="Standard">
      <style:text-properties style:text-underline-style="none" officeooo:rsid="0017a07b" officeooo:paragraph-rsid="0058cdce"/>
    </style:style>
    <style:style style:name="P103" style:family="paragraph" style:parent-style-name="Standard">
      <style:text-properties style:text-underline-style="none" officeooo:rsid="0017a07b" officeooo:paragraph-rsid="00266510" fo:background-color="transparent"/>
    </style:style>
    <style:style style:name="P104" style:family="paragraph" style:parent-style-name="Standard">
      <style:text-properties officeooo:rsid="001733c7" officeooo:paragraph-rsid="00266510" fo:background-color="transparent"/>
    </style:style>
    <style:style style:name="P105" style:family="paragraph" style:parent-style-name="Standard">
      <style:text-properties officeooo:rsid="001733c7" officeooo:paragraph-rsid="003a129d" fo:background-color="transparent"/>
    </style:style>
    <style:style style:name="P106" style:family="paragraph" style:parent-style-name="Standard">
      <style:text-properties officeooo:rsid="001b6914" officeooo:paragraph-rsid="00266510" fo:background-color="transparent"/>
    </style:style>
    <style:style style:name="P107" style:family="paragraph" style:parent-style-name="Standard">
      <style:text-properties officeooo:rsid="001b6914" officeooo:paragraph-rsid="003a129d" fo:background-color="transparent"/>
    </style:style>
    <style:style style:name="P108" style:family="paragraph" style:parent-style-name="Standard">
      <style:text-properties officeooo:rsid="00179fd9" officeooo:paragraph-rsid="00266510" fo:background-color="transparent"/>
    </style:style>
    <style:style style:name="P109" style:family="paragraph" style:parent-style-name="Standard">
      <style:text-properties officeooo:rsid="0017a07b" officeooo:paragraph-rsid="00266510" fo:background-color="transparent"/>
    </style:style>
    <style:style style:name="P110" style:family="paragraph" style:parent-style-name="Standard">
      <style:text-properties officeooo:rsid="0017a07b" officeooo:paragraph-rsid="003d44a5" fo:background-color="transparent"/>
    </style:style>
    <style:style style:name="P111" style:family="paragraph" style:parent-style-name="Standard">
      <style:text-properties officeooo:rsid="00216780" officeooo:paragraph-rsid="005b5fe1" fo:background-color="transparent"/>
    </style:style>
    <style:style style:name="P112" style:family="paragraph" style:parent-style-name="Standard">
      <style:text-properties officeooo:rsid="00216780" officeooo:paragraph-rsid="005c40d6" fo:background-color="transparent"/>
    </style:style>
    <style:style style:name="T1" style:family="text">
      <style:text-properties officeooo:rsid="00179fd9"/>
    </style:style>
    <style:style style:name="T2" style:family="text">
      <style:text-properties officeooo:rsid="0017a07b"/>
    </style:style>
    <style:style style:name="T3" style:family="text">
      <style:text-properties officeooo:rsid="001826a9"/>
    </style:style>
    <style:style style:name="T4" style:family="text">
      <style:text-properties officeooo:rsid="00189d8c"/>
    </style:style>
    <style:style style:name="T5" style:family="text">
      <style:text-properties officeooo:rsid="0019aa2b"/>
    </style:style>
    <style:style style:name="T6" style:family="text">
      <style:text-properties officeooo:rsid="001ad632"/>
    </style:style>
    <style:style style:name="T7" style:family="text">
      <style:text-properties style:text-underline-style="solid" style:text-underline-width="auto" style:text-underline-color="font-color" officeooo:rsid="0028663a"/>
    </style:style>
    <style:style style:name="T8" style:family="text">
      <style:text-properties style:text-underline-style="none"/>
    </style:style>
    <style:style style:name="T9" style:family="text">
      <style:text-properties style:text-underline-style="none" officeooo:rsid="00189d8c"/>
    </style:style>
    <style:style style:name="T10" style:family="text">
      <style:text-properties style:text-underline-style="none" officeooo:rsid="001733c7"/>
    </style:style>
    <style:style style:name="T11" style:family="text">
      <style:text-properties style:text-underline-style="none" officeooo:rsid="001d58a4"/>
    </style:style>
    <style:style style:name="T12" style:family="text">
      <style:text-properties style:text-underline-style="none" officeooo:rsid="002b13a0"/>
    </style:style>
    <style:style style:name="T13" style:family="text">
      <style:text-properties style:text-underline-style="none" officeooo:rsid="0026f32c"/>
    </style:style>
    <style:style style:name="T14" style:family="text">
      <style:text-properties style:text-underline-style="none" officeooo:rsid="0028663a"/>
    </style:style>
    <style:style style:name="T15" style:family="text">
      <style:text-properties style:text-underline-style="none" officeooo:rsid="004160fb"/>
    </style:style>
    <style:style style:name="T16" style:family="text">
      <style:text-properties style:text-underline-style="none" officeooo:rsid="0043e8dd"/>
    </style:style>
    <style:style style:name="T17" style:family="text">
      <style:text-properties style:text-underline-style="none" officeooo:rsid="0017a07b"/>
    </style:style>
    <style:style style:name="T18" style:family="text">
      <style:text-properties style:text-underline-style="none" officeooo:rsid="003043fe"/>
    </style:style>
    <style:style style:name="T19" style:family="text">
      <style:text-properties style:text-underline-style="none" officeooo:rsid="004be72e"/>
    </style:style>
    <style:style style:name="T20" style:family="text">
      <style:text-properties style:text-underline-style="none" officeooo:rsid="004d9e2c"/>
    </style:style>
    <style:style style:name="T21" style:family="text">
      <style:text-properties style:text-underline-style="none" officeooo:rsid="004f5395"/>
    </style:style>
    <style:style style:name="T22" style:family="text">
      <style:text-properties style:text-underline-style="none" officeooo:rsid="0050e41d"/>
    </style:style>
    <style:style style:name="T23" style:family="text">
      <style:text-properties style:text-underline-style="none" officeooo:rsid="005150a4"/>
    </style:style>
    <style:style style:name="T24" style:family="text">
      <style:text-properties style:text-underline-style="none" officeooo:rsid="005730be"/>
    </style:style>
    <style:style style:name="T25" style:family="text">
      <style:text-properties style:text-underline-style="none" officeooo:rsid="005e2cf3"/>
    </style:style>
    <style:style style:name="T26" style:family="text">
      <style:text-properties style:text-underline-style="none" officeooo:rsid="005e9f58"/>
    </style:style>
    <style:style style:name="T27" style:family="text">
      <style:text-properties style:text-underline-style="none" officeooo:rsid="005ee67d"/>
    </style:style>
    <style:style style:name="T28" style:family="text">
      <style:text-properties style:text-underline-style="none" officeooo:rsid="005f71ac"/>
    </style:style>
    <style:style style:name="T29" style:family="text">
      <style:text-properties style:text-underline-style="none" officeooo:rsid="0060700c"/>
    </style:style>
    <style:style style:name="T30" style:family="text">
      <style:text-properties style:text-underline-style="none" officeooo:rsid="0067156d"/>
    </style:style>
    <style:style style:name="T31" style:family="text">
      <style:text-properties style:text-underline-style="none" officeooo:rsid="006cc566"/>
    </style:style>
    <style:style style:name="T32" style:family="text">
      <style:text-properties officeooo:rsid="001f9f47"/>
    </style:style>
    <style:style style:name="T33" style:family="text">
      <style:text-properties officeooo:rsid="00216780"/>
    </style:style>
    <style:style style:name="T34" style:family="text">
      <style:text-properties officeooo:rsid="0026f32c"/>
    </style:style>
    <style:style style:name="T35" style:family="text">
      <style:text-properties officeooo:rsid="0028663a"/>
    </style:style>
    <style:style style:name="T36" style:family="text">
      <style:text-properties officeooo:rsid="002b13a0"/>
    </style:style>
    <style:style style:name="T37" style:family="text">
      <style:text-properties officeooo:rsid="002b8a7a"/>
    </style:style>
    <style:style style:name="T38" style:family="text">
      <style:text-properties officeooo:rsid="002cc933"/>
    </style:style>
    <style:style style:name="T39" style:family="text">
      <style:text-properties officeooo:rsid="002e8957"/>
    </style:style>
    <style:style style:name="T40" style:family="text">
      <style:text-properties officeooo:rsid="003043fe"/>
    </style:style>
    <style:style style:name="T41" style:family="text">
      <style:text-properties fo:font-style="normal" style:text-underline-style="none" style:font-style-asian="normal" style:font-style-complex="normal"/>
    </style:style>
    <style:style style:name="T42" style:family="text">
      <style:text-properties fo:font-style="normal" style:text-underline-style="none" officeooo:rsid="0026f32c" style:font-style-asian="normal" style:font-style-complex="normal"/>
    </style:style>
    <style:style style:name="T43" style:family="text">
      <style:text-properties fo:font-style="normal" style:text-underline-style="none" officeooo:rsid="0030761c" style:font-style-asian="normal" style:font-style-complex="normal"/>
    </style:style>
    <style:style style:name="T44" style:family="text">
      <style:text-properties officeooo:rsid="00310cd6"/>
    </style:style>
    <style:style style:name="T45" style:family="text">
      <style:text-properties officeooo:rsid="0031731b"/>
    </style:style>
    <style:style style:name="T46" style:family="text">
      <style:text-properties officeooo:rsid="00345656"/>
    </style:style>
    <style:style style:name="T47" style:family="text">
      <style:text-properties officeooo:rsid="003a129d"/>
    </style:style>
    <style:style style:name="T48" style:family="text">
      <style:text-properties officeooo:rsid="002e8957" fo:background-color="#ffff00" loext:char-shading-value="0"/>
    </style:style>
    <style:style style:name="T49" style:family="text">
      <style:text-properties officeooo:rsid="003043fe" fo:background-color="#ffff00" loext:char-shading-value="0"/>
    </style:style>
    <style:style style:name="T50" style:family="text">
      <style:text-properties officeooo:rsid="003d44a5"/>
    </style:style>
    <style:style style:name="T51" style:family="text">
      <style:text-properties officeooo:rsid="00417825"/>
    </style:style>
    <style:style style:name="T52" style:family="text">
      <style:text-properties officeooo:rsid="0041a928"/>
    </style:style>
    <style:style style:name="T53" style:family="text">
      <style:text-properties officeooo:rsid="0042dc50"/>
    </style:style>
    <style:style style:name="T54" style:family="text">
      <style:text-properties officeooo:rsid="0044bf34"/>
    </style:style>
    <style:style style:name="T55" style:family="text">
      <style:text-properties officeooo:rsid="0045d617"/>
    </style:style>
    <style:style style:name="T56" style:family="text">
      <style:text-properties officeooo:rsid="00464b07"/>
    </style:style>
    <style:style style:name="T57" style:family="text">
      <style:text-properties officeooo:rsid="004e4e20"/>
    </style:style>
    <style:style style:name="T58" style:family="text">
      <style:text-properties officeooo:rsid="004f5395"/>
    </style:style>
    <style:style style:name="T59" style:family="text">
      <style:text-properties officeooo:rsid="0050e41d"/>
    </style:style>
    <style:style style:name="T60" style:family="text">
      <style:text-properties officeooo:rsid="0053381f"/>
    </style:style>
    <style:style style:name="T61" style:family="text">
      <style:text-properties officeooo:rsid="0054895e"/>
    </style:style>
    <style:style style:name="T62" style:family="text">
      <style:text-properties officeooo:rsid="005e9f58"/>
    </style:style>
    <style:style style:name="T63" style:family="text">
      <style:text-properties officeooo:rsid="006248dd"/>
    </style:style>
    <style:style style:name="T64" style:family="text">
      <style:text-properties officeooo:rsid="00646e0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Cas : « Actualiser les informations d’un animal »</text:p>
      <text:p text:style-name="P29">Nom :</text:p>
      <text:p text:style-name="P23"><text:span text:style-name="T8"><text:tab/> </text:span><text:span text:style-name="T11">Actualise</text:span><text:span text:style-name="T9">r</text:span><text:span text:style-name="T10"> les informations d’un animal</text:span></text:p>
      <text:p text:style-name="P1">Objectif :</text:p>
      <text:p text:style-name="P1"><text:tab/>Modifier les informations actuelles d’un animal, en les enregistrant au préalable dans <text:tab/><text:span text:style-name="T1">l’historique</text:span> des informations.</text:p>
      <text:p text:style-name="P6">Acteurs principaux :</text:p>
      <text:p text:style-name="P6"><text:tab/><text:span text:style-name="T2">Soigneur</text:span></text:p>
      <text:p text:style-name="P6"/>
      <text:p text:style-name="P6">Conditions initiales :</text:p>
      <text:p text:style-name="P6"><text:tab/>- Le <text:span text:style-name="T2">soigneur</text:span> doit être connecté en tant que <text:span text:style-name="T2">soigneur</text:span>, et donc avoir renseigné le mot de <text:tab/>passe <text:span text:style-name="T2">commun aux soigneurs</text:span></text:p>
      <text:p text:style-name="P6"><text:tab/>- </text:p>
      <text:p text:style-name="P11">Scénario d’utilisation :</text:p>
      <text:p text:style-name="P11"><text:tab/>- Le soigneur doit cliquer sur l’icône ajouter</text:p>
      <text:p text:style-name="P11"><text:tab/>- Les modifications sont sauvegardées et les informations précédentes enregistrées <text:tab/>( condition de fin 1 )</text:p>
      <text:p text:style-name="P11"><text:tab/>- </text:p>
      <text:p text:style-name="P11">Condition<text:span text:style-name="T3">s</text:span> de fin :</text:p>
      <text:p text:style-name="P13"><text:tab/>1) Les anciennes informations sont enregistrées avec succès dans l’historique, et les<text:span text:style-name="T33"> <text:tab/>informations sont mises à jour avec les nouvelles valeurs renseignées</text:span></text:p>
      <text:p text:style-name="P11"/>
      <text:p text:style-name="P11">------------------------------------------------------------------------------------------------------------------------</text:p>
      <text:p text:style-name="P11"/>
      <text:p text:style-name="P17">Cas : « <text:span text:style-name="T4">Modifier</text:span> les informations d’un animal »</text:p>
      <text:p text:style-name="P28">Nom :</text:p>
      <text:p text:style-name="P28"><text:tab/><text:span text:style-name="T8"> </text:span><text:span text:style-name="T9">Modifier</text:span><text:span text:style-name="T10"> les informations d’un animal</text:span></text:p>
      <text:p text:style-name="P2">Objectif :</text:p>
      <text:p text:style-name="P2"><text:tab/>Modifier les informations actuelles d’un animal, <text:span text:style-name="T4">sans</text:span> les enregistrant au préalable</text:p>
      <text:p text:style-name="P7">Acteurs principaux :</text:p>
      <text:p text:style-name="P7"><text:tab/><text:span text:style-name="T5">Directeur</text:span></text:p>
      <text:p text:style-name="P7"/>
      <text:p text:style-name="P7">Conditions initiales :</text:p>
      <text:p text:style-name="P7"><text:tab/>- Le <text:span text:style-name="T6">directeur</text:span> doit être connecté en tant que <text:span text:style-name="T6">directeur</text:span>, et donc avoir renseigné le mot de <text:tab/>passe <text:span text:style-name="T6">du directeur</text:span></text:p>
      <text:p text:style-name="P12">Scénario d’utilisation :</text:p>
      <text:p text:style-name="P12"><text:tab/>- Le <text:span text:style-name="T6">directeur</text:span> doit cliquer sur l’icône <text:span text:style-name="T32">modifier</text:span></text:p>
      <text:p text:style-name="P12"><text:tab/>- Les modifications sont sauvegardées ( condition de fin 1 )</text:p>
      <text:p text:style-name="P12"><text:tab/>- </text:p>
      <text:p text:style-name="P24">Condition<text:span text:style-name="T3">s</text:span> de fin :</text:p>
      <text:p text:style-name="P33"><text:tab/>1) Les informations sont mises à jour avec les nouvelles valeurs renseignées</text:p>
      <text:p text:style-name="P1"/>
      <text:p text:style-name="P1">------------------------------------------------------------------------------------------------------------------------</text:p>
      <text:p text:style-name="P1"/>
      <text:p text:style-name="P19">Cas : « <text:span text:style-name="T34">Se connecter</text:span> »</text:p>
      <text:p text:style-name="P30">Nom :</text:p>
      <text:p text:style-name="P30"><text:tab/><text:span text:style-name="T8"> </text:span><text:span text:style-name="T12">Se connecter</text:span></text:p>
      <text:p text:style-name="P3">Objectif :</text:p>
      <text:p text:style-name="P3"><text:tab/><text:span text:style-name="T36">Connecter l’utilisateur sous un compte « Directeur » ou « Soigneur »</text:span></text:p>
      <text:p text:style-name="P8">Acteurs principaux :</text:p>
      <text:p text:style-name="P8"><text:tab/><text:span text:style-name="T37">Directeur, Soigneur</text:span></text:p>
      <text:p text:style-name="P8"/>
      <text:p text:style-name="P8"><text:soft-page-break/>Conditions initiales :</text:p>
      <text:p text:style-name="P8"><text:tab/>- <text:span text:style-name="T38">Le soigneur ou le directeur doit entrer le mot de passe attribué à son rôle</text:span></text:p>
      <text:p text:style-name="P14">Scénario d’utilisation :</text:p>
      <text:p text:style-name="P14"><text:tab/>- <text:span text:style-name="T39">L’utilisateur clique sur « Se connecter »</text:span></text:p>
      <text:p text:style-name="P14"><text:tab/>- <text:span text:style-name="T39">Il entre le mot de passe de « Soigneur » ( Condition de fin 1 )</text:span></text:p>
      <text:p text:style-name="P51"><text:tab/>- <text:span text:style-name="T39">Il entre le mot de passe de «Directeur» ( Condition de fin 2 )</text:span></text:p>
      <text:p text:style-name="P14"><text:tab/>- <text:span text:style-name="T39">Il entre un mot de passe incorrect, ce qui affiche un message d’erreur ( Condition de fin 3 )</text:span></text:p>
      <text:p text:style-name="P25">Condition<text:span text:style-name="T3">s</text:span> de fin :</text:p>
      <text:p text:style-name="P34"><text:tab/>1) <text:span text:style-name="T40">L’utilisateur est connecté en tant que soigneur</text:span></text:p>
      <text:p text:style-name="P67"><text:tab/><text:span text:style-name="T40">2) L’utilisateur est connecté en tant que directeur du zoo</text:span></text:p>
      <text:p text:style-name="P67"><text:tab/><text:span text:style-name="T40">3) L’utilisateur n’est pas connecté car son mot de passe et incorrect, et il en est prévenu par un message d’erreur</text:span></text:p>
      <text:p text:style-name="P4"/>
      <text:p text:style-name="P4">------------------------------------------------------------------------------------------------------------------------</text:p>
      <text:p text:style-name="P4"/>
      <text:p text:style-name="P20">Cas : « <text:span text:style-name="T34">Connecter l’utilisateur sous le compte « Directeur »</text:span> »</text:p>
      <text:p text:style-name="P31">Nom :</text:p>
      <text:p text:style-name="P82"><text:tab/><text:span text:style-name="T41"> </text:span><text:span text:style-name="T42">Connecter l’utilisateur sous le compte « Directeur »</text:span></text:p>
      <text:p text:style-name="P4">Objectif :</text:p>
      <text:p text:style-name="P68"><text:tab/><text:span text:style-name="T42">Connecter l’utilisateur sous le compte « Directeur » </text:span><text:span text:style-name="T43">s’il entre le bon mot de passe</text:span></text:p>
      <text:p text:style-name="P9">Acteurs principaux :</text:p>
      <text:p text:style-name="P9"><text:tab/>- <text:span text:style-name="T44">Directeur</text:span></text:p>
      <text:p text:style-name="P9"/>
      <text:p text:style-name="P9">Conditions initiales :</text:p>
      <text:p text:style-name="P9"><text:tab/>- <text:span text:style-name="T45">L’utilisateur doit cliquer sur le bouton Se connecter</text:span></text:p>
      <text:p text:style-name="P15">Scénario d’utilisation :</text:p>
      <text:p text:style-name="P52"><text:tab/>- <text:span text:style-name="T45">L’utilisateur entre le mot de passe de « Directeur » ( Condition de fin 1 )</text:span></text:p>
      <text:p text:style-name="P52"><text:tab/>- <text:span text:style-name="T48">Il entre le mot de passe de « Soigneur » ( Condition de fin 2 )</text:span></text:p>
      <text:p text:style-name="P52"><text:tab/>- <text:span text:style-name="T39">Il entre un mot de passe incorrect, ce qui affiche un message d’erreur ( Condition de fin 3 )</text:span></text:p>
      <text:p text:style-name="P26">Condition<text:span text:style-name="T3">s</text:span> de fin :</text:p>
      <text:p text:style-name="P37"><text:tab/>1) <text:span text:style-name="T40">L’utilisateur est connecté en tant que directeur du zoo</text:span></text:p>
      <text:p text:style-name="P69"><text:tab/><text:span text:style-name="T40">2) </text:span><text:span text:style-name="T49">L’utilisateur est connecté en tant que soigneur</text:span></text:p>
      <text:p text:style-name="P69"><text:tab/><text:span text:style-name="T40">3) L’utilisateur n’est pas connecté car son mot de passe est incorrect, et il en est prévenu par un message d’erreur</text:span></text:p>
      <text:p text:style-name="P4"/>
      <text:p text:style-name="P4">------------------------------------------------------------------------------------------------------------------------</text:p>
      <text:p text:style-name="P4"/>
      <text:p text:style-name="P21">Cas : « <text:span text:style-name="T34">Connecter l’utilisateur sous le compte « Soigneur »</text:span> »</text:p>
      <text:p text:style-name="P31">Nom :</text:p>
      <text:p text:style-name="P83"><text:tab/><text:span text:style-name="T8"> </text:span><text:span text:style-name="T13">Connecter l’utilisateur sous le compte « Soigneur »</text:span></text:p>
      <text:p text:style-name="P4">Objectif :</text:p>
      <text:p text:style-name="P70"><text:tab/><text:span text:style-name="T13">Connecter l’utilisateur sous le compte « Soigneur » </text:span><text:span text:style-name="T43">s’il entre le bon mot de passe</text:span></text:p>
      <text:p text:style-name="P9">Acteurs principaux :</text:p>
      <text:p text:style-name="P9"><text:tab/>- <text:span text:style-name="T46">Soigneur</text:span></text:p>
      <text:p text:style-name="P9"/>
      <text:p text:style-name="P9">Conditions initiales :</text:p>
      <text:p text:style-name="P93"><text:tab/>- <text:span text:style-name="T45">L’utilisateur doit cliquer sur le bouton Se connecter</text:span></text:p>
      <text:p text:style-name="P15">Scénario d’utilisation :</text:p>
      <text:p text:style-name="P53"><text:tab/>- <text:span text:style-name="T45">L’utilisateur entre le mot de passe de « Soigneur » ( Condition de fin 1 )</text:span></text:p>
      <text:p text:style-name="P54"><text:tab/>- <text:span text:style-name="T48">Il entre le mot de passe de « Directeur » ( Condition de fin 2 )</text:span></text:p>
      <text:p text:style-name="P55"><text:tab/>- <text:span text:style-name="T39">Il entre un mot de passe incorrect, ce qui affiche un message d’erreur ( Condition de fin 3 )</text:span></text:p>
      <text:p text:style-name="P26">Condition<text:span text:style-name="T3">s</text:span> de fin :</text:p>
      <text:p text:style-name="P38"><text:soft-page-break/><text:tab/>1) <text:span text:style-name="T40">L’utilisateur est connecté en tant que soigneur</text:span></text:p>
      <text:p text:style-name="P71"><text:tab/><text:span text:style-name="T40">2) </text:span><text:span text:style-name="T49">L’utilisateur est connecté en tant que directeur du zoo</text:span></text:p>
      <text:p text:style-name="P71"><text:tab/><text:span text:style-name="T40">3) L’utilisateur n’est pas connecté car son mot de passe est incorrect, et il en est prévenu par un message d’erreur</text:span></text:p>
      <text:p text:style-name="P35"><text:s/></text:p>
      <text:p text:style-name="P4">------------------------------------------------------------------------------------------------------------------------</text:p>
      <text:p text:style-name="P104"/>
      <text:p text:style-name="P101">Cas : « <text:span text:style-name="T35">Voir les informations d’un animal</text:span> »</text:p>
      <text:p text:style-name="P106">Nom :</text:p>
      <text:p text:style-name="P107"><text:tab/><text:span text:style-name="T8"> </text:span><text:span text:style-name="T14">Voir les informations d’un animal</text:span><text:span text:style-name="T10"> </text:span></text:p>
      <text:p text:style-name="P104">Objectif :</text:p>
      <text:p text:style-name="P105"><text:tab/><text:span text:style-name="T14">Voir les informations d’un animal</text:span></text:p>
      <text:p text:style-name="P108">Acteurs principaux :</text:p>
      <text:p text:style-name="P108"><text:tab/><text:span text:style-name="T47">Visiteurs, Directeur et Soigneurs</text:span></text:p>
      <text:p text:style-name="P108"/>
      <text:p text:style-name="P108">Conditions initiales :</text:p>
      <text:p text:style-name="P108"><text:tab/>- </text:p>
      <text:p text:style-name="P109">Scénario d’utilisation :</text:p>
      <text:p text:style-name="P109"><text:tab/>- <text:span text:style-name="T50">L’utilisateur clique sur l’icône de changement d’image ( condition de fin 1 )</text:span></text:p>
      <text:p text:style-name="P110"><text:tab/>- <text:span text:style-name="T50">L’utilisateur clique sur le coin de la carte ( condition de fin 2 )</text:span></text:p>
      <text:p text:style-name="P103">Condition<text:span text:style-name="T3">s</text:span> de fin :</text:p>
      <text:p text:style-name="P111"><text:tab/>1) <text:s/><text:span text:style-name="T50">L’utilisateur <text:s/>clique sur l’icône de changement d’image, qui va donc changer si une autre image est disponible</text:span></text:p>
      <text:p text:style-name="P112"><text:tab/><text:span text:style-name="T40">2) <text:s/>L’utilisateur clique sur le coin de la carte, qui va donc s’aggrandir</text:span></text:p>
      <text:p text:style-name="P4"/>
      <text:p text:style-name="P4">------------------------------------------------------------------------------------------------------------------------</text:p>
      <text:p text:style-name="P4"/>
      <text:p text:style-name="P20">Cas : « <text:span text:style-name="T35">Afficher un message d’erreur</text:span> »</text:p>
      <text:p text:style-name="P31">Nom :</text:p>
      <text:p text:style-name="P84"><text:tab/><text:span text:style-name="T8"> <text:s/></text:span><text:span text:style-name="T14">Afficher un message d’erreur</text:span></text:p>
      <text:p text:style-name="P4">Objectif :</text:p>
      <text:p text:style-name="P72"><text:tab/><text:span text:style-name="T14">Afficher un message d’erreur </text:span><text:span text:style-name="T15">dans le cas d’un mot de passe incorrect</text:span></text:p>
      <text:p text:style-name="P9">Acteurs principaux :</text:p>
      <text:p text:style-name="P9"><text:tab/></text:p>
      <text:p text:style-name="P9"/>
      <text:p text:style-name="P9">Conditions initiales :</text:p>
      <text:p text:style-name="P9"><text:tab/>- <text:span text:style-name="T51">L’utilisateur doit avoir entré et validé un mot de passe incorrect</text:span></text:p>
      <text:p text:style-name="P15">Scénario d’utilisation :</text:p>
      <text:p text:style-name="P15"><text:tab/>- <text:span text:style-name="T52">L’utilisateur clique sur Se connecter</text:span></text:p>
      <text:p text:style-name="P15"><text:tab/>- <text:span text:style-name="T52">Il entre un mot de passe incorrect</text:span></text:p>
      <text:p text:style-name="P56"><text:tab/>- <text:span text:style-name="T52">Le message d’erreur est affiché ( condition de fin 1 )</text:span></text:p>
      <text:p text:style-name="P26">Condition<text:span text:style-name="T3">s</text:span> de fin :</text:p>
      <text:p text:style-name="P35"><text:tab/>1) <text:span text:style-name="T53">Un message d’erreur est affiché suite à la validation d’un mot de passe incorrect</text:span></text:p>
      <text:p text:style-name="P36"><text:s text:c="2"/></text:p>
      <text:p text:style-name="P5">------------------------------------------------------------------------------------------------------------------------</text:p>
      <text:p text:style-name="P5"/>
      <text:p text:style-name="P22">Cas : « <text:span text:style-name="T35">Vérifier le mot de passe</text:span> »</text:p>
      <text:p text:style-name="P32">Nom :</text:p>
      <text:p text:style-name="P85"><text:tab/><text:span text:style-name="T8"> </text:span><text:span text:style-name="T14">Vérifier le mot de passe</text:span></text:p>
      <text:p text:style-name="P5">Objectif :</text:p>
      <text:p text:style-name="P73"><text:tab/> <text:span text:style-name="T14">Vérifier le mot de passe </text:span><text:span text:style-name="T16">entré par l’utilisateur</text:span></text:p>
      <text:p text:style-name="P10">Acteurs principaux :</text:p>
      <text:p text:style-name="P10"><text:soft-page-break/><text:tab/></text:p>
      <text:p text:style-name="P10"/>
      <text:p text:style-name="P10">Conditions initiales :</text:p>
      <text:p text:style-name="P94"><text:tab/>- <text:span text:style-name="T54">L’utilisateur doit avoir entré et validé un mot de passe</text:span></text:p>
      <text:p text:style-name="P16">Scénario d’utilisation :</text:p>
      <text:p text:style-name="P57"><text:tab/>- <text:span text:style-name="T52">L’utilisateur clique sur Se connecter</text:span></text:p>
      <text:p text:style-name="P57"><text:tab/>- <text:span text:style-name="T52">Il entre un mot de passe et le valide</text:span></text:p>
      <text:p text:style-name="P16"><text:tab/>- <text:span text:style-name="T55">Le mot de passe est celui du compte « Soigneur » ( condition de fin 1 )</text:span></text:p>
      <text:p text:style-name="P57"><text:tab/>- <text:span text:style-name="T55">Le mot de passe est celui du compte « Directeur » ( condition de fin 2 )</text:span></text:p>
      <text:p text:style-name="P57"><text:tab/>- <text:span text:style-name="T55">Le mot de passe est incorrect ( condition de fin 3 )</text:span></text:p>
      <text:p text:style-name="P27">Condition<text:span text:style-name="T3">s</text:span> de fin :</text:p>
      <text:p text:style-name="P39"><text:tab/>1)<text:span text:style-name="T17"> </text:span><text:span text:style-name="T18">L’utilisateur est connecté en tant que soigneur</text:span></text:p>
      <text:p text:style-name="P39"><text:tab/><text:span text:style-name="T56">2</text:span>) <text:span text:style-name="T40">L’utilisateur est connecté en tant que directeur du zoo</text:span></text:p>
      <text:p text:style-name="P39"><text:tab/><text:span text:style-name="T56">3</text:span>)<text:span text:style-name="T40"> L’utilisateur n’est pas connecté car le mot de passe entré est incorrect, et il en est prévenu par un message d’erreur</text:span></text:p>
      <text:p text:style-name="P36"><text:s text:c="2"/></text:p>
      <text:p text:style-name="P5">------------------------------------------------------------------------------------------------------------------------</text:p>
      <text:p text:style-name="P5"/>
      <text:p text:style-name="P22">Cas : « <text:span text:style-name="T35">Remplacer la photo visible</text:span> »</text:p>
      <text:p text:style-name="P32">Nom :</text:p>
      <text:p text:style-name="P86"><text:tab/><text:span text:style-name="T14">Remplacer la photo visible</text:span></text:p>
      <text:p text:style-name="P5">Objectif :</text:p>
      <text:p text:style-name="P74"><text:tab/><text:span text:style-name="T14">Remplacer la photo </text:span><text:span text:style-name="T20">d’un animal </text:span><text:span text:style-name="T19">par la photo suivante s’il en existe une dans les données de la page</text:span></text:p>
      <text:p text:style-name="P10">Acteurs principaux :</text:p>
      <text:p text:style-name="P10"><text:tab/><text:span text:style-name="T57">Visiteurs, Directeur et Soigneurs</text:span></text:p>
      <text:p text:style-name="P10"/>
      <text:p text:style-name="P10">Conditions initiales :</text:p>
      <text:p text:style-name="P10"><text:tab/>- <text:span text:style-name="T58">L’utilisateur doit avoir cliqué sur l’icône image suivante</text:span></text:p>
      <text:p text:style-name="P16">Scénario d’utilisation :</text:p>
      <text:p text:style-name="P58"><text:tab/>- <text:span text:style-name="T58">L’utilisateur clique sur l’icône image suivante</text:span></text:p>
      <text:p text:style-name="P16"><text:tab/>- <text:span text:style-name="T58">Il y a une autre image disponible, elle remplace donc la première ( condition de fin 1 )</text:span></text:p>
      <text:p text:style-name="P58"><text:tab/>- <text:span text:style-name="T58">Il n’y a pas d’autre image disponible, rien ne se produit ( condition de fin 2 )</text:span></text:p>
      <text:p text:style-name="P27">Condition<text:span text:style-name="T3">s</text:span> de fin :</text:p>
      <text:p text:style-name="P40"><text:tab/>1)<text:span text:style-name="T17"> </text:span><text:span text:style-name="T21">Il y a une autre image disponible </text:span><text:span text:style-name="T22">dans les données de la page</text:span><text:span text:style-name="T21">, elle remplace donc la première</text:span></text:p>
      <text:p text:style-name="P40"><text:tab/><text:span text:style-name="T59">2</text:span>) <text:span text:style-name="T17"><text:s/></text:span><text:span text:style-name="T21">Il </text:span><text:span text:style-name="T22">n’</text:span><text:span text:style-name="T21">y a </text:span><text:span text:style-name="T22">pas d’</text:span><text:span text:style-name="T21">autre image disponible </text:span><text:span text:style-name="T22">dans les données de la page</text:span><text:span text:style-name="T21">, elle remplace donc la première</text:span></text:p>
      <text:p text:style-name="P36"><text:s text:c="2"/></text:p>
      <text:p text:style-name="P5">------------------------------------------------------------------------------------------------------------------------</text:p>
      <text:p text:style-name="P5"/>
      <text:p text:style-name="P22">Cas : « <text:span text:style-name="T35">Augmenter la taille de la carte</text:span> »</text:p>
      <text:p text:style-name="P32">Nom :</text:p>
      <text:p text:style-name="P87"><text:tab/><text:span text:style-name="T8"> <text:s/></text:span><text:span text:style-name="T14">Augmenter la taille de la carte</text:span></text:p>
      <text:p text:style-name="P5">Objectif :</text:p>
      <text:p text:style-name="P75"><text:tab/><text:span text:style-name="T14">Augmenter la taille de la carte </text:span><text:span text:style-name="T23">pour lui faire prendre environ 90 pourcents de l’écran</text:span></text:p>
      <text:p text:style-name="P10">Acteurs principaux :</text:p>
      <text:p text:style-name="P95"><text:tab/><text:span text:style-name="T57">Visiteurs, Directeur et Soigneurs</text:span></text:p>
      <text:p text:style-name="P10"/>
      <text:p text:style-name="P10">Conditions initiales :</text:p>
      <text:p text:style-name="P10"><text:tab/>- <text:span text:style-name="T60">L’utilisateur doit avoir cliqué sur le coin de la carte</text:span></text:p>
      <text:p text:style-name="P16">Scénario d’utilisation :</text:p>
      <text:p text:style-name="P59"><text:soft-page-break/><text:tab/>-<text:span text:style-name="T1"> L’utilisateur clique sur le coin de la carte</text:span></text:p>
      <text:p text:style-name="P60"><text:tab/>- <text:span text:style-name="T61">La carte s’agrandit pour couvrir </text:span><text:span text:style-name="T23">environ 90 pourcents de l’écran </text:span><text:span text:style-name="T24">( condition de fin 1 )</text:span></text:p>
      <text:p text:style-name="P27">Condition<text:span text:style-name="T3">s</text:span> de fin :</text:p>
      <text:p text:style-name="P41"><text:tab/>1)<text:span text:style-name="T2"> La carte s’agrandit comme demandé</text:span> </text:p>
      <text:p text:style-name="P36"><text:s text:c="2"/></text:p>
      <text:p text:style-name="P5">------------------------------------------------------------------------------------------------------------------------</text:p>
      <text:p text:style-name="P5"/>
      <text:p text:style-name="P22">Cas : « <text:span text:style-name="T35">Chercher les informations d’un animal</text:span> »</text:p>
      <text:p text:style-name="P88">Nom :</text:p>
      <text:p text:style-name="P88"><text:tab/><text:span text:style-name="T10"> </text:span><text:span text:style-name="T14">Chercher les informations d’un animal</text:span></text:p>
      <text:p text:style-name="P77">Objectif :</text:p>
      <text:p text:style-name="P77"><text:tab/><text:span text:style-name="T14">Chercher les informations d’un animal</text:span></text:p>
      <text:p text:style-name="P96">Acteurs principaux :</text:p>
      <text:p text:style-name="P96"><text:tab/><text:span text:style-name="T47">Visiteurs, Directeur et Soigneurs</text:span></text:p>
      <text:p text:style-name="P96"/>
      <text:p text:style-name="P96">Conditions initiales :</text:p>
      <text:p text:style-name="P96"><text:tab/>- </text:p>
      <text:p text:style-name="P61">Scénario d’utilisation :</text:p>
      <text:p text:style-name="P61"><text:tab/>- <text:span text:style-name="T50">L’utilisateur utilise la barre de recherche ( condition de fin 1 )</text:span></text:p>
      <text:p text:style-name="P61"><text:tab/>- <text:span text:style-name="T50">L’utilisateur utilise la liste <text:s/>puis la catégorie « Espèces » ( condition de fin 2 )</text:span></text:p>
      <text:p text:style-name="P61"><text:tab/>- <text:span text:style-name="T50">L’utilisateur utilise la liste puis la catégorie «Classification» ( condition de fin 3 )</text:span></text:p>
      <text:p text:style-name="P102">Condition<text:span text:style-name="T3">s</text:span> de fin :</text:p>
      <text:p text:style-name="P42"><text:tab/>1) <text:s/><text:span text:style-name="T50">L’utilisateur utilise la barre de recherche pour trouver l’animal dont il veut voir les informations</text:span></text:p>
      <text:p text:style-name="P42"><text:tab/><text:span text:style-name="T40">2) L’utilisateur utilise la liste déroulante et la catégorie « Espèces » pour trouver l’animal dont il veut voir les informations</text:span></text:p>
      <text:p text:style-name="P77"><text:tab/><text:span text:style-name="T40">3) L’utilisateur utilise la liste déroulante et la catégorie « Classification » pour trouver l’animal dont il veut voir les informations</text:span></text:p>
      <text:p text:style-name="P36"><text:s text:c="2"/></text:p>
      <text:p text:style-name="P5">------------------------------------------------------------------------------------------------------------------------</text:p>
      <text:p text:style-name="P5"/>
      <text:p text:style-name="P22">Cas : « <text:span text:style-name="T35">Utiliser la barre de recherche</text:span> »</text:p>
      <text:p text:style-name="P32">Nom :</text:p>
      <text:p text:style-name="P89"><text:tab/><text:span text:style-name="T8"> <text:s/></text:span><text:span text:style-name="T14">Utiliser la barre de recherche</text:span></text:p>
      <text:p text:style-name="P5">Objectif :</text:p>
      <text:p text:style-name="P78"><text:tab/><text:span text:style-name="T14">Utiliser la barre de recherche </text:span><text:span text:style-name="T25">pour rechercher un animal</text:span></text:p>
      <text:p text:style-name="P10">Acteurs principaux :</text:p>
      <text:p text:style-name="P97"><text:tab/><text:span text:style-name="T47">Visiteurs, Directeur et Soigneurs</text:span></text:p>
      <text:p text:style-name="P10"/>
      <text:p text:style-name="P10">Conditions initiales :</text:p>
      <text:p text:style-name="P10"><text:tab/>- </text:p>
      <text:p text:style-name="P16">Scénario d’utilisation :</text:p>
      <text:p text:style-name="P16"><text:tab/>- <text:span text:style-name="T62">L’utilisateur tape le nom d’une espèce dans la barre de recherche ( condition de fin 1 )</text:span></text:p>
      <text:p text:style-name="P62"><text:tab/>- <text:span text:style-name="T62">L’utilisateur tape le nom unique d’un animal du zoo dans la barre de recherche ( condition de fin 2 )</text:span></text:p>
      <text:p text:style-name="P62"><text:tab/>- <text:span text:style-name="T62">L’utilisateur tape un nom correspondant à plusieurs animaux du zoo dans la barre de recherche ( condition de fin 3 )</text:span></text:p>
      <text:p text:style-name="P27">Condition<text:span text:style-name="T3">s</text:span> de fin :</text:p>
      <text:p text:style-name="P43"><text:tab/>1)<text:span text:style-name="T17"> </text:span><text:span text:style-name="T26">L’utilisateur tape le nom d’une espèce dans la barre de recherche, il a donc accès à la liste de tous les animaux du zoo appartenant à cette espèce</text:span></text:p>
      <text:p text:style-name="P44"><text:tab/><text:span text:style-name="T62">2</text:span>) <text:span text:style-name="T26">L’utilisateur tape le nom </text:span><text:span text:style-name="T27">unique</text:span><text:span text:style-name="T26"> d’un </text:span><text:span text:style-name="T27">animal</text:span><text:span text:style-name="T26"> dans la barre de recherche, il a donc accès à la </text:span><text:span text:style-name="T27">fiche de cet animal</text:span></text:p>
      <text:p text:style-name="P45"><text:soft-page-break/><text:span text:style-name="T26"><text:tab/></text:span><text:span text:style-name="T27">3</text:span><text:span text:style-name="T26">) L’utilisateur tape un nom correspondant à plusieurs animaux du zoo dans la barre de recherche, </text:span><text:span text:style-name="T28">on lui donne donc accès à une liste des animaux portant ce nom</text:span></text:p>
      <text:p text:style-name="P36"><text:s/></text:p>
      <text:p text:style-name="P36"><text:s/></text:p>
      <text:p text:style-name="P5">------------------------------------------------------------------------------------------------------------------------</text:p>
      <text:p text:style-name="P5"/>
      <text:p text:style-name="P22">Cas : « <text:span text:style-name="T35">Utiliser la liste déroulante</text:span> »</text:p>
      <text:p text:style-name="P32">Nom :</text:p>
      <text:p text:style-name="P90"><text:tab/><text:span text:style-name="T8"> <text:s/></text:span><text:span text:style-name="T14">Utiliser la liste déroulante</text:span></text:p>
      <text:p text:style-name="P5">Objectif :</text:p>
      <text:p text:style-name="P79"><text:tab/><text:span text:style-name="T14">Utiliser la liste déroulante </text:span><text:span text:style-name="T29">pour rechercher un animal</text:span></text:p>
      <text:p text:style-name="P10">Acteurs principaux :</text:p>
      <text:p text:style-name="P98"><text:tab/><text:span text:style-name="T47">Visiteurs, Directeur et Soigneurs</text:span></text:p>
      <text:p text:style-name="P10"/>
      <text:p text:style-name="P10">Conditions initiales :</text:p>
      <text:p text:style-name="P10"><text:tab/>- </text:p>
      <text:p text:style-name="P16">Scénario d’utilisation :</text:p>
      <text:p text:style-name="P16"><text:tab/>- <text:span text:style-name="T63">L’utilisateur cherche dans la catégorie « Classification » ( condition de fin 1 )</text:span></text:p>
      <text:p text:style-name="P63"><text:tab/>- <text:span text:style-name="T63">L’utilisateur cherche dans la catégorie « Espèces » ( condition de fin 2 )</text:span></text:p>
      <text:p text:style-name="P27">Condition<text:span text:style-name="T3">s</text:span> de fin :</text:p>
      <text:p text:style-name="P46"><text:tab/>1) <text:span text:style-name="T63">L’utilisateur cherche dans la catégorie « Classification », il doit donc faire son choix entre les différentes classes, familles et autres catégorisations proposées</text:span></text:p>
      <text:p text:style-name="P47"><text:tab/><text:span text:style-name="T64">2) L’utilisateur cherche dans la catégorie « Espèces », il doit donc trouver l’espèce qu’il recherche parmi celles présentes dans le zoo, qui sont triées dans la liste par ordre alphabétique</text:span></text:p>
      <text:p text:style-name="P5"/>
      <text:p text:style-name="P5">------------------------------------------------------------------------------------------------------------------------</text:p>
      <text:p text:style-name="P5"/>
      <text:p text:style-name="P22">Cas : « <text:span text:style-name="T35">Chercher via la classification</text:span> »</text:p>
      <text:p text:style-name="P32">Nom :</text:p>
      <text:p text:style-name="P91"><text:tab/><text:span text:style-name="T8"> <text:s/></text:span><text:span text:style-name="T14">Chercher via la classification</text:span></text:p>
      <text:p text:style-name="P5">Objectif :</text:p>
      <text:p text:style-name="P80"><text:tab/><text:span text:style-name="T14">Chercher via la classification </text:span><text:span text:style-name="T30">pour trouver un animal</text:span></text:p>
      <text:p text:style-name="P10">Acteurs principaux :</text:p>
      <text:p text:style-name="P99"><text:tab/><text:span text:style-name="T47">Visiteurs, Directeur et Soigneurs</text:span></text:p>
      <text:p text:style-name="P10"/>
      <text:p text:style-name="P10">Conditions initiales :</text:p>
      <text:p text:style-name="P10"><text:tab/>- </text:p>
      <text:p text:style-name="P16">Scénario d’utilisation :</text:p>
      <text:p text:style-name="P64"><text:tab/>- <text:span text:style-name="T63">L’utilisateur cherche dans la catégorie « Classification » ( condition de fin 1 )</text:span></text:p>
      <text:p text:style-name="P27">Condition<text:span text:style-name="T3">s</text:span> de fin :</text:p>
      <text:p text:style-name="P48"><text:tab/>1) <text:span text:style-name="T63">L’utilisateur cherche dans la catégorie « Classification », il doit donc faire son choix entre les différentes classes, familles et autres catégorisations proposées</text:span></text:p>
      <text:p text:style-name="P36"><text:s text:c="2"/></text:p>
      <text:p text:style-name="P5">------------------------------------------------------------------------------------------------------------------------</text:p>
      <text:p text:style-name="P5"/>
      <text:p text:style-name="P22">Cas : « <text:span text:style-name="T35">Chercher via la liste d’espèces</text:span> »</text:p>
      <text:p text:style-name="P32">Nom :</text:p>
      <text:p text:style-name="P92"><text:tab/><text:span text:style-name="T8"> <text:s/></text:span><text:span text:style-name="T14">Chercher via la liste d’espèces</text:span></text:p>
      <text:p text:style-name="P5">Objectif :</text:p>
      <text:p text:style-name="P81"><text:tab/><text:span text:style-name="T14">Chercher via la liste d’espèces </text:span><text:span text:style-name="T31">pour trouver un animal</text:span></text:p>
      <text:p text:style-name="P10">Acteurs principaux :</text:p>
      <text:p text:style-name="P100"><text:tab/><text:span text:style-name="T47">Visiteurs, Directeur et Soigneurs</text:span></text:p>
      <text:p text:style-name="P10"><text:soft-page-break/></text:p>
      <text:p text:style-name="P10">Conditions initiales :</text:p>
      <text:p text:style-name="P10"><text:tab/>- </text:p>
      <text:p text:style-name="P16">Scénario d’utilisation :</text:p>
      <text:p text:style-name="P65"><text:tab/>- <text:span text:style-name="T63">L’utilisateur cherche dans la catégorie « Espèces » ( condition de fin 1 )</text:span></text:p>
      <text:p text:style-name="P27">Condition<text:span text:style-name="T3">s</text:span> de fin :</text:p>
      <text:p text:style-name="P49"><text:tab/>1)<text:span text:style-name="T64"> L’utilisateur cherche dans la catégorie « Espèces », il doit donc trouver l’espèce qu’il recherche parmi celles présentes dans le zoo, qui sont triées dans la liste par ordre alphabétique</text:span></text:p>
      <text:p text:style-name="P36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ine Meuret</meta:initial-creator>
    <meta:creation-date>2022-03-31T11:32:29.888000000</meta:creation-date>
    <meta:generator>LibreOffice/6.2.5.2$Windows_X86_64 LibreOffice_project/1ec314fa52f458adc18c4f025c545a4e8b22c159</meta:generator>
    <dc:date>2022-03-31T14:27:31.002000000</dc:date>
    <dc:creator>Justine Meuret</dc:creator>
    <meta:editing-duration>PT2H49M53S</meta:editing-duration>
    <meta:editing-cycles>84</meta:editing-cycles>
    <meta:document-statistic meta:table-count="0" meta:image-count="0" meta:object-count="0" meta:page-count="7" meta:paragraph-count="261" meta:word-count="1909" meta:character-count="12429" meta:non-whitespace-character-count="10578"/>
  </office:meta>
</office:document-meta>
</file>